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5A00000253F0D3C46E5482B1B8.jpg" manifest:media-type="image/jpeg"/>
  <manifest:file-entry manifest:full-path="layout-cache" manifest:media-type="application/binary"/>
  <manifest:file-entry manifest:full-path="content.xml" manifest:media-type="text/xml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Fonts/Font_Liberation_Serif_2.ttf" manifest:media-type="application/x-font-ttf"/>
  <manifest:file-entry manifest:full-path="Fonts/Font_Bell_MT_1.ttf" manifest:media-type="application/x-font-ttf"/>
  <manifest:file-entry manifest:full-path="Fonts/Font_Liberation_Serif_3.ttf" manifest:media-type="application/x-font-ttf"/>
  <manifest:file-entry manifest:full-path="Fonts/Font_Bell_MT_2.ttf" manifest:media-type="application/x-font-ttf"/>
  <manifest:file-entry manifest:full-path="Fonts/Font_Liberation_Serif_4.ttf" manifest:media-type="application/x-font-ttf"/>
  <manifest:file-entry manifest:full-path="Fonts/Font_Bell_MT_3.ttf" manifest:media-type="application/x-font-ttf"/>
  <manifest:file-entry manifest:full-path="Fonts/Font_Liberation_Serif_1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Bell MT1" svg:font-family="'Bell MT'" style:font-adornments="Gras" style:font-family-generic="roman" style:font-pitch="variable">
      <svg:font-face-src>
        <svg:font-face-uri xlink:href="Fonts/Font_Bell_MT_1.ttf" xlink:type="simple" loext:font-style="normal" loext:font-weight="normal">
          <svg:font-face-format svg:string="truetype"/>
        </svg:font-face-uri>
        <svg:font-face-uri xlink:href="Fonts/Font_Bell_MT_2.ttf" xlink:type="simple" loext:font-style="normal" loext:font-weight="bold">
          <svg:font-face-format svg:string="truetype"/>
        </svg:font-face-uri>
        <svg:font-face-uri xlink:href="Fonts/Font_Bell_MT_3.ttf" xlink:type="simple" loext:font-style="italic" loext:font-weight="normal">
          <svg:font-face-format svg:string="truetype"/>
        </svg:font-face-uri>
      </svg:font-face-src>
    </style:font-face>
    <style:font-face style:name="Bell MT2" svg:font-family="'Bell MT'" style:font-adornments="Italique" style:font-family-generic="roman" style:font-pitch="variable">
      <svg:font-face-src>
        <svg:font-face-uri xlink:href="Fonts/Font_Bell_MT_1.ttf" xlink:type="simple" loext:font-style="normal" loext:font-weight="normal">
          <svg:font-face-format svg:string="truetype"/>
        </svg:font-face-uri>
        <svg:font-face-uri xlink:href="Fonts/Font_Bell_MT_2.ttf" xlink:type="simple" loext:font-style="normal" loext:font-weight="bold">
          <svg:font-face-format svg:string="truetype"/>
        </svg:font-face-uri>
        <svg:font-face-uri xlink:href="Fonts/Font_Bell_MT_3.ttf" xlink:type="simple" loext:font-style="italic" loext:font-weight="normal">
          <svg:font-face-format svg:string="truetype"/>
        </svg:font-face-uri>
      </svg:font-face-src>
    </style:font-face>
    <style:font-face style:name="Bell MT" svg:font-family="'Bell MT'" style:font-adornments="Normal" style:font-family-generic="roman" style:font-pitch="variable">
      <svg:font-face-src>
        <svg:font-face-uri xlink:href="Fonts/Font_Bell_MT_1.ttf" xlink:type="simple" loext:font-style="normal" loext:font-weight="normal">
          <svg:font-face-format svg:string="truetype"/>
        </svg:font-face-uri>
        <svg:font-face-uri xlink:href="Fonts/Font_Bell_MT_2.ttf" xlink:type="simple" loext:font-style="normal" loext:font-weight="bold">
          <svg:font-face-format svg:string="truetype"/>
        </svg:font-face-uri>
        <svg:font-face-uri xlink:href="Fonts/Font_Bell_MT_3.ttf" xlink:type="simple" loext:font-style="italic" loext:font-weight="normal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Text_20_body">
      <style:text-properties officeooo:rsid="000be21f" officeooo:paragraph-rsid="000be21f"/>
    </style:style>
    <style:style style:name="P3" style:family="paragraph" style:parent-style-name="Standard">
      <style:text-properties officeooo:paragraph-rsid="000c8d06"/>
    </style:style>
    <style:style style:name="P4" style:family="paragraph" style:parent-style-name="Standard">
      <style:text-properties officeooo:paragraph-rsid="000c8d06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Footer">
      <style:text-properties officeooo:paragraph-rsid="00106b06"/>
    </style:style>
    <style:style style:name="P10" style:family="paragraph" style:parent-style-name="Footnote">
      <style:text-properties officeooo:rsid="000ea7a5" officeooo:paragraph-rsid="000ea7a5"/>
    </style:style>
    <style:style style:name="P11" style:family="paragraph" style:parent-style-name="Title">
      <style:text-properties officeooo:rsid="000be21f" officeooo:paragraph-rsid="000be21f"/>
    </style:style>
    <style:style style:name="P12" style:family="paragraph" style:parent-style-name="Titre_20_de_20_page">
      <style:paragraph-properties fo:margin-left="0cm" fo:margin-right="0cm" fo:text-indent="0cm" style:auto-text-indent="false" fo:break-before="page"/>
    </style:style>
    <style:style style:name="P13" style:family="paragraph" style:parent-style-name="Titre_20_de_20_page">
      <style:paragraph-properties fo:margin-left="0cm" fo:margin-right="0cm" fo:text-indent="0cm" style:auto-text-indent="false"/>
    </style:style>
    <style:style style:name="T1" style:family="text">
      <style:text-properties officeooo:rsid="000c8d06"/>
    </style:style>
    <style:style style:name="T2" style:family="text">
      <style:text-properties fo:font-style="italic" officeooo:rsid="000c8d06" style:font-style-asian="italic" style:font-style-complex="italic"/>
    </style:style>
    <style:style style:name="T3" style:family="text">
      <style:text-properties fo:font-style="italic" officeooo:rsid="0012ec76" style:font-style-asian="italic" style:font-style-complex="italic"/>
    </style:style>
    <style:style style:name="T4" style:family="text">
      <style:text-properties officeooo:rsid="000f32a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officeooo:rsid="00106b06"/>
    </style:style>
    <style:style style:name="T7" style:family="text">
      <style:text-properties fo:color="#ffffff" style:font-name="Bell MT2" fo:font-size="23.7999992370605pt" fo:font-style="normal" style:text-underline-style="solid" style:text-underline-width="auto" style:text-underline-color="font-color" fo:font-weight="normal" officeooo:rsid="000c8d0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" style:family="text">
      <style:text-properties fo:color="#ffffff" style:font-name="Bell MT2" fo:font-size="23.7999992370605pt" fo:font-style="normal" style:text-underline-style="solid" style:text-underline-width="auto" style:text-underline-color="font-color" fo:font-weight="normal" officeooo:rsid="0010d05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9" style:family="text">
      <style:text-properties fo:color="#ffffff" officeooo:rsid="000c8d06"/>
    </style:style>
    <style:style style:name="T10" style:family="text">
      <style:text-properties fo:color="#ffffff" officeooo:rsid="001356ff"/>
    </style:style>
    <style:style style:name="T11" style:family="text">
      <style:text-properties officeooo:rsid="0012ec76"/>
    </style:style>
    <style:style style:name="T12" style:family="text">
      <style:text-properties fo:color="#e5ba8f" fo:font-style="italic" officeooo:rsid="000c8d06" style:font-style-asian="italic" style:font-style-complex="italic"/>
    </style:style>
    <style:style style:name="T13" style:family="text">
      <style:text-properties fo:color="#e5ba8f" fo:font-style="italic" officeooo:rsid="0012ec76" style:font-style-asian="italic" style:font-style-complex="italic"/>
    </style:style>
    <style:style style:name="T14" style:family="text">
      <style:text-properties fo:color="#ffb972" fo:font-weight="bold" officeooo:rsid="000c8d06" style:font-weight-asian="bold" style:font-weight-complex="bold"/>
    </style:style>
    <style:style style:name="T15" style:family="text">
      <style:text-properties fo:color="#ffb972" fo:font-weight="bold" officeooo:rsid="0012ec76" style:font-weight-asian="bold" style:font-weight-complex="bold"/>
    </style:style>
    <style:style style:name="T16" style:family="text">
      <style:text-properties officeooo:rsid="001356f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5">Projet tutoré : </text:span><text:span text:style-name="T4">Rapport écrit</text:span>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">Table des matières</text:p>
          </text:index-title>
          <text:p text:style-name="P5"><text:a xlink:type="simple" xlink:href="#__RefHeading___Toc156_4114228037" text:style-name="Index_20_Link" text:visited-style-name="Index_20_Link">Titre d’article<text:tab/>3</text:a></text:p>
          <text:p text:style-name="P6"><text:a xlink:type="simple" xlink:href="#__RefHeading___Toc158_4114228037" text:style-name="Index_20_Link" text:visited-style-name="Index_20_Link">I - Titre d’axe<text:tab/>3</text:a></text:p>
          <text:p text:style-name="P7"><text:a xlink:type="simple" xlink:href="#__RefHeading___Toc160_4114228037" text:style-name="Index_20_Link" text:visited-style-name="Index_20_Link">a - Titre de paragraphe<text:tab/>3</text:a></text:p>
        </text:index-body>
      </text:table-of-content>
      <text:p text:style-name="P13"/>
      <text:p text:style-name="P12"><text:span text:style-name="T1">Titre </text:span><text:span text:style-name="T7">d</text:span><text:span text:style-name="T8">e page</text:span></text:p>
      <text:h text:style-name="Heading_20_1" text:outline-level="1"><text:bookmark-start text:name="__RefHeading___Toc156_4114228037"/>Titre d’article<text:bookmark-end text:name="__RefHeading___Toc156_4114228037"/></text:h>
      <text:p text:style-name="P3"><text:span text:style-name="T1">Paragraphe Paragraphe </text:span><text:span text:style-name="Emphasis"><text:span text:style-name="T12">a</text:span></text:span><text:span text:style-name="Emphasis"><text:span text:style-name="T13">ccentuation</text:span></text:span><text:span text:style-name="T1"> Paragraphe Paragraphe Paragraphe Paragraphe Paragraphe Paragraphe Paragraphe Paragraphe Paragraphe Paragraphe Paragraphe Paragraphe Paragraphe Paragraphe Paragraphe Paragraphe Paragraphe Paragraphe Paragraphe Paragraphe Paragraphe Paragraphe Paragraphe </text:span></text:p>
      <text:h text:style-name="Heading_20_2" text:outline-level="2"><text:bookmark-start text:name="__RefHeading___Toc158_4114228037"/>Titre d’axe<text:bookmark-end text:name="__RefHeading___Toc158_4114228037"/></text:h>
      <text:p text:style-name="P3"><text:span text:style-name="T1">Paragraphe Paragraphe </text:span><text:span text:style-name="Strong_20_Emphasis"><text:span text:style-name="T14">a</text:span></text:span><text:span text:style-name="Strong_20_Emphasis"><text:span text:style-name="T15">ccentuation forte</text:span></text:span><text:span text:style-name="T1"> Paragraphe Paragraphe Paragraphe Paragraphe Paragraphe Paragraphe Paragraphe Paragraphe Paragraphe Paragraphe Paragraphe Paragraphe Paragraphe Paragraphe Paragraphe Paragraphe Paragraphe Paragraphe Paragraphe Paragraphe Paragraphe Paragraphe Paragraphe Paragraphe </text:span></text:p>
      <text:h text:style-name="Heading_20_3" text:outline-level="3"><text:bookmark-start text:name="__RefHeading___Toc160_4114228037"/>Titre de paragraphe<text:bookmark-end text:name="__RefHeading___Toc160_4114228037"/></text:h>
      <text:p text:style-name="P3"><text:span text:style-name="T1">Paragraphe Paragraphe </text:span><text:span text:style-name="Emphasis"><text:span text:style-name="T1">texte note bas de page à accentuer</text:span></text:span><text:span text:style-name="T1"><text:note text:id="ftn0" text:note-class="footnote"><text:note-citation>1</text:note-citation><text:note-body><text:p text:style-name="P10">La note de bas de page en question</text:p></text:note-body></text:note></text:span><text:span text:style-name="T1"> Paragraphe Paragraphe Paragraphe Paragraphe Paragraphe Paragraphe Paragraphe Paragraphe Paragraphe Paragraphe Paragraphe Paragraphe Paragraphe Paragraphe Paragraphe Paragraphe Paragraphe Paragraphe Paragraphe Paragraphe Paragraphe Paragraphe Paragraphe Paragraphe Paragraphe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Bell MT1" svg:font-family="'Bell MT'" style:font-adornments="Gras" style:font-family-generic="roman" style:font-pitch="variable"/>
    <style:font-face style:name="Bell MT2" svg:font-family="'Bell MT'" style:font-adornments="Italique" style:font-family-generic="roman" style:font-pitch="variable"/>
    <style:font-face style:name="Bell MT" svg:font-family="'Bell MT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1.499cm" fo:margin-right="0cm" fo:margin-top="0.499cm" fo:margin-bottom="0.499cm" loext:contextual-spacing="true" fo:line-height="115%" fo:text-align="justify" style:justify-single-word="false" fo:orphans="3" fo:widows="3" fo:hyphenation-ladder-count="no-limit" fo:text-indent="0.499cm" style:auto-text-indent="false" style:page-number="auto"/>
      <style:text-properties fo:color="#ffffff" fo:hyphenate="true" fo:hyphenation-remain-char-count="6" fo:hyphenation-push-char-count="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7.5cm" fo:margin-bottom="0.21cm" loext:contextual-spacing="true" fo:text-align="center" style:justify-single-word="false" style:page-number="auto" fo:padding="0.049cm" fo:border-left="none" fo:border-right="none" fo:border-top="0.99pt solid #ffffff" fo:border-bottom="0.99pt solid #ffffff" style:vertical-align="middle" style:join-border="true">
        <style:tab-stops/>
        <style:drop-cap/>
      </style:paragraph-properties>
      <style:text-properties fo:color="#ffffff" style:font-name="Bell MT" fo:font-family="'Bell MT'" style:font-style-name="Normal" style:font-family-generic="roman" style:font-pitch="variable"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list-style-name="List_20_2" style:class="chapter" style:master-page-name="">
      <style:paragraph-properties fo:margin-left="1.499cm" fo:margin-right="0cm" fo:margin-top="0.106cm" fo:margin-bottom="0.212cm" loext:contextual-spacing="false" fo:text-align="start" style:justify-single-word="false" fo:text-indent="0.499cm" style:auto-text-indent="false" style:page-number="auto">
        <style:tab-stops>
          <style:tab-stop style:position="0cm" style:type="char" style:char="-"/>
        </style:tab-stops>
      </style:paragraph-properties>
      <style:text-properties fo:color="#ffffff" style:font-name="Bell MT" fo:font-family="'Bell MT'" style:font-style-name="Normal" style:font-family-generic="roman" style:font-pitch="variable" fo:font-size="22pt" fo:font-style="italic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3cm" fo:margin-bottom="0cm" loext:contextual-spacing="false" fo:text-align="center" style:justify-single-word="false" fo:text-indent="0cm" style:auto-text-indent="false" text:number-lines="false" text:line-number="0"/>
      <style:text-properties style:font-name="Bell MT1" fo:font-family="'Bell MT'" style:font-style-name="Gras" style:font-family-generic="roman" style:font-pitch="variab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cm" fo:margin-top="2cm" fo:margin-bottom="0cm" loext:contextual-spacing="false" fo:text-align="start" style:justify-single-word="false" fo:text-indent="0cm" style:auto-text-indent="false" style:page-number="auto" fo:padding="0.049cm" fo:border-left="none" fo:border-right="none" fo:border-top="0.74pt solid #ffffff" fo:border-bottom="none">
        <style:tab-stops>
          <style:tab-stop style:position="2cm" style:type="right" style:leader-style="solid" style:leader-text="_"/>
        </style:tab-stops>
      </style:paragraph-properties>
      <style:text-properties style:font-name="Bell MT2" fo:font-family="'Bell MT'" style:font-style-name="Italique" style:font-family-generic="roman" style:font-pitch="variable" fo:font-size="135%" fo:font-style="normal" style:text-underline-style="none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.499cm" fo:margin-right="0cm" fo:margin-top="0.3cm" fo:margin-bottom="0.199cm" loext:contextual-spacing="false" fo:text-indent="0cm" style:auto-text-indent="false"/>
      <style:text-properties style:font-name="Bell MT2" fo:font-family="'Bell MT'" style:font-style-name="Italique" style:font-family-generic="roman" style:font-pitch="variable" fo:font-size="115%" fo:font-style="normal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3cm" fo:margin-right="0cm" fo:margin-top="0cm" fo:margin-bottom="0cm" loext:contextual-spacing="false" style:register-true="false" fo:text-indent="0cm" style:auto-text-indent="false"/>
      <style:text-properties style:font-name="Bell MT1" fo:font-family="'Bell MT'" style:font-style-name="Gras" style:font-family-generic="roman" style:font-pitch="variable" fo:font-size="14pt" fo:font-weight="normal" style:font-size-asian="101%" style:font-weight-asian="bold" style:font-size-complex="101%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.499cm" loext:contextual-spacing="true" fo:text-indent="0cm" style:auto-text-indent="false" style:page-number="auto" text:number-lines="false" text:line-number="0">
        <style:tab-stops/>
      </style:paragraph-properties>
      <style:text-properties fo:font-size="10pt" style:font-size-asian="10pt" style:font-size-complex="10pt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re_20_de_20_page" style:display-name="Titre de page" style:family="paragraph" style:next-style-name="Heading_20_1" style:default-outline-level="" style:class="html" style:master-page-name="">
      <style:paragraph-properties fo:margin-left="0cm" fo:margin-right="0cm" fo:margin-top="3cm" fo:margin-bottom="0cm" loext:contextual-spacing="false" fo:text-align="center" style:justify-single-word="false" fo:text-indent="0cm" style:auto-text-indent="false" style:page-number="auto"/>
      <style:text-properties fo:color="#ffffff" style:font-name="Bell MT" fo:font-family="'Bell MT'" style:font-style-name="Normal" style:font-family-generic="roman" style:font-pitch="variable" fo:font-size="170%" style:text-underline-style="solid" style:text-underline-width="auto" style:text-underline-color="font-color"/>
    </style:style>
    <style:style style:name="Horizontal_20_Line" style:display-name="Horizontal Line" style:family="paragraph" style:parent-style-name="Standard" style:next-style-name="Text_20_body" style:class="html">
      <style:paragraph-properties fo:margin-top="0.499cm" fo:margin-bottom="0.499cm" loext:contextual-spacing="tru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mphasis" style:family="text">
      <style:text-properties fo:color="#e5ba8f" fo:font-style="italic" style:font-style-asian="italic" style:font-style-complex="italic"/>
    </style:style>
    <style:style style:name="Strong_20_Emphasis" style:display-name="Strong Emphasis" style:family="text">
      <style:text-properties fo:color="#ffb972"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 -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-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06b06"/>
    </style:style>
    <style:style style:name="MT1" style:family="text">
      <style:text-properties officeooo:rsid="00106b06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#175d7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75d7f" style:footnote-max-height="0cm">
        <style:footnote-sep style:width="0.018cm" style:distance-before-sep="0.101cm" style:distance-after-sep="0.101cm" style:line-style="solid" style:adjustment="left" style:rel-width="25%" style:color="#ffffff"/>
      </style:page-layout-properties>
      <style:header-style>
        <style:header-footer-properties fo:min-height="0.6cm" fo:margin-left="0cm" fo:margin-right="0cm" fo:margin-bottom="0.499cm" fo:border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09cm" style:distance-after-sep="0.101cm" style:line-style="solid" style:adjustment="left" style:rel-width="25%" style:color="#ffffff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itle>Projet tutoré : rapport écrit</text:title></text:p>
      </style:header>
      <loext:header-first>
        <text:p text:style-name="Header"/>
      </loext:header-first>
      <style:footer>
        <text:p text:style-name="Footer"><draw:frame draw:style-name="Mfr1" draw:name="Image1" text:anchor-type="paragraph" svg:width="4.914cm" svg:height="1.799cm" draw:z-index="0"><draw:image xlink:href="Pictures/100000000000065A00000253F0D3C46E5482B1B8.jpg" xlink:type="simple" xlink:show="embed" xlink:actuate="onLoad" loext:mime-type="image/jpeg"/></draw:frame><text:tab/><text:tab/><text:page-number text:select-page="current">3</text:page-number>/<text:page-count>3</text:page-count></text:p>
      </style:footer>
      <loext:footer-first>
        <text:p text:style-name="MP1"><draw:frame draw:style-name="Mfr2" draw:name="Image2" text:anchor-type="paragraph" svg:y="0.342cm" svg:width="4.914cm" svg:height="1.799cm" draw:z-index="2"><draw:image xlink:href="Pictures/100000000000065A00000253F0D3C46E5482B1B8.jpg" xlink:type="simple" xlink:show="embed" xlink:actuate="onLoad" loext:mime-type="image/jpeg"/></draw:frame><text:span text:style-name="MT1">AVRAIN Quentin<text:tab/><text:tab/></text:span></text:p>
        <text:p text:style-name="MP1"><text:span text:style-name="MT1">EL KAHWA Walid<text:tab/><text:tab/></text:span></text:p>
        <text:p text:style-name="MP1"><text:span text:style-name="MT1">MENG Fei<text:tab/><text:tab/>Groupe F 1</text:span></text:p>
        <text:p text:style-name="MP1"><text:span text:style-name="MT1">HENRY Chloé</text:span><text:tab/><text:tab/><text:span text:style-name="MT1">S1 2019-2020</text:span></text:p>
      </loext:footer-first>
    </style:master-page>
    <style:master-page style:name="Foot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5T15:52:27.134000000</meta:creation-date>
    <meta:generator>LibreOffice/6.3.3.2$Windows_X86_64 LibreOffice_project/a64200df03143b798afd1ec74a12ab50359878ed</meta:generator>
    <dc:date>2019-11-07T15:06:57.223000000</dc:date>
    <meta:editing-duration>PT35M22S</meta:editing-duration>
    <meta:editing-cycles>6</meta:editing-cycles>
    <dc:title>Projet tutoré : rapport écrit</dc:title>
    <meta:document-statistic meta:table-count="0" meta:image-count="2" meta:object-count="0" meta:page-count="3" meta:paragraph-count="19" meta:word-count="152" meta:character-count="1241" meta:non-whitespace-character-count="1099"/>
  </office:meta>
</office:document-meta>
</file>